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style:font-name="Pudelinka" officeooo:rsid="0081ecf9" officeooo:paragraph-rsid="0081ecf9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Header" style:master-page-name="First_20_Page">
      <style:paragraph-properties style:page-number="auto"/>
      <style:text-properties style:font-name="Pudelinka" officeooo:rsid="0081ecf9" officeooo:paragraph-rsid="0081ecf9"/>
    </style:style>
    <style:style style:name="P9" style:family="paragraph" style:parent-style-name="Heading_20_1">
      <style:text-properties style:font-name="Pudelinka" officeooo:rsid="0081ecf9" officeooo:paragraph-rsid="0081ecf9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оздравление с рождеством <text:s text:c="3"/></text:p>
      <text:h text:style-name="P9" text:outline-level="1">КОЛЯДКА <text:s/></text:h>
      <text:p text:style-name="P6"/>
      <text:p text:style-name="P6">Под снежком тихонько спит изба,</text:p>
      <text:p text:style-name="P6">Свет звезды ведёт в ночи Христа.</text:p>
      <text:p text:style-name="P6">Ангел песню шлёт с небес святых —</text:p>
      <text:p text:style-name="P6">С Рождеством вас, мир вам и теплынь!</text:p>
      <text:p text:style-name="P6"/>
      <text:p text:style-name="P6"><draw:frame text:anchor-type="paragraph" draw:z-index="0" draw:name="Медиаобъект 1" draw:style-name="gr1" svg:width="11.508cm" svg:height="7.672cm" svg:x="-0.004cm" svg:y="1.51cm"><draw:plugin xlink:href="../../../Загрузки/019b3ae0-e1c9-7750-b151-8f5dfb392d56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1:21:32.675290922</meta:creation-date>
    <dc:title>Default</dc:title>
    <meta:editing-cycles>2</meta:editing-cycles>
    <meta:editing-duration>PT34M13S</meta:editing-duration>
    <meta:generator>LibreOffice/7.6.7.2$Linux_X86_64 LibreOffice_project/60$Build-2</meta:generator>
    <dc:date>2025-12-20T11:55:45.883485254</dc:date>
    <meta:document-statistic meta:table-count="1" meta:image-count="0" meta:object-count="0" meta:page-count="1" meta:paragraph-count="16" meta:word-count="51" meta:character-count="256" meta:non-whitespace-character-count="214"/>
  </office:meta>
</office:document-meta>
</file>